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officeooo:rsid="0007c62c" officeooo:paragraph-rsid="0007c62c"/>
    </style:style>
    <style:style style:name="P2" style:family="paragraph" style:parent-style-name="Standard">
      <style:text-properties style:font-name="Instrument Serif" officeooo:rsid="0007d35e" officeooo:paragraph-rsid="0007d35e"/>
    </style:style>
    <style:style style:name="T1" style:family="text">
      <style:text-properties officeooo:rsid="000869a1"/>
    </style:style>
    <style:style style:name="T2" style:family="text">
      <style:text-properties officeooo:rsid="000a63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ergy Secretary Chris Write,</text:p>
      <text:p text:style-name="P1"/>
      <text:p text:style-name="P1">(aIvHf8vsWBM) Yeap.</text:p>
      <text:p text:style-name="P1"/>
      <text:p text:style-name="P2">Sir, As I said in a prior letter, my detailed work on superintelligence was deemed super good to go by me early summer 2022, <text:span text:style-name="T1">and well slavic activities, I was surprised he went for it but it was his lifes effort, John McCain did have the correct understanding of vova. Anyway, TDS is not unique, I cause the same or worse. Anyway then ChatGPT drops, I gave it a go, it did make a lot of stuff kinda sorta way, the variety of stuff and the sort of “lack of pointing and clicking”, anyway its </text:span><text:span text:style-name="T2">a wonderful thing, as no one is going to blame me for ruining life by inventing the abomonation charlaton etc. Anyways Large Language Models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22:44:26.367594669</meta:creation-date>
    <dc:title>template</dc:title>
    <meta:editing-duration>PT4M4S</meta:editing-duration>
    <meta:editing-cycles>2</meta:editing-cycles>
    <meta:generator>LibreOffice/25.8.2.2$Linux_X86_64 LibreOffice_project/580$Build-2</meta:generator>
    <dc:date>2025-11-30T23:36:01.297887921</dc:date>
    <meta:document-statistic meta:table-count="0" meta:image-count="0" meta:object-count="0" meta:page-count="1" meta:paragraph-count="3" meta:word-count="125" meta:character-count="679" meta:non-whitespace-character-count="557"/>
    <meta:template xlink:type="simple" xlink:actuate="onRequest" xlink:title="template" xlink:href="../../../../../.config/libreoffice/4/user/template/template.ott" meta:date="2025-11-30T22:44:25.613648132"/>
  </office:meta>
</office:document-meta>
</file>